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87066" officeooo:paragraph-rsid="007cebfb"/>
    </style:style>
    <style:style style:name="P3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6fa60a"/>
    </style:style>
    <style:style style:name="T3" style:family="text">
      <style:text-properties officeooo:rsid="007d4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-<text:span text:style-name="T3">Task cleanup</text:span></text:p>
      <text:p text:style-name="P3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2T14:38:08.645080246</dc:date>
    <meta:editing-duration>P1DT6H13M52S</meta:editing-duration>
    <meta:editing-cycles>80</meta:editing-cycles>
    <meta:document-statistic meta:table-count="0" meta:image-count="0" meta:object-count="0" meta:page-count="1" meta:paragraph-count="2" meta:word-count="6" meta:character-count="54" meta:non-whitespace-character-count="50"/>
  </office:meta>
</office:document-meta>
</file>